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OST type A" svg:font-family="'GOST type A'" style:font-family-generic="roman" style:font-pitch="variable"/>
    <style:font-face style:name="Journal" svg:font-family="Journal" style:font-family-generic="roman" style:font-pitch="variable"/>
    <style:font-face style:name="Journal1" svg:font-family="Journ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ВАЖНО" style:list-style-name="WWNum1">
      <style:paragraph-properties fo:line-height="150%" style:writing-mode="lr-tb">
        <style:tab-stops>
          <style:tab-stop style:position="0.6252in"/>
        </style:tab-stops>
      </style:paragraph-properties>
    </style:style>
    <style:style style:name="P2" style:family="paragraph" style:parent-style-name="ВАЖНО" style:list-style-name="WWNum1">
      <style:paragraph-properties fo:line-height="150%" style:writing-mode="lr-tb">
        <style:tab-stops>
          <style:tab-stop style:position="0.6252in"/>
        </style:tab-stops>
      </style:paragraph-properties>
      <style:text-properties officeooo:paragraph-rsid="00181f5d"/>
    </style:style>
    <style:style style:name="P3" style:family="paragraph" style:parent-style-name="ВАЖНО" style:list-style-name="WWNum1">
      <style:paragraph-properties fo:line-height="150%" style:writing-mode="lr-tb">
        <style:tab-stops>
          <style:tab-stop style:position="0.6252in"/>
        </style:tab-stops>
      </style:paragraph-properties>
      <style:text-properties fo:font-size="14pt" officeooo:paragraph-rsid="00181f5d" style:font-size-asian="14pt" style:font-size-complex="14pt"/>
    </style:style>
    <style:style style:name="P4" style:family="paragraph" style:parent-style-name="ДИПЗАГ">
      <style:paragraph-properties fo:margin-left="0.4925in" fo:line-height="150%" fo:text-align="center" style:justify-single-word="false" fo:text-indent="0in" style:auto-text-indent="false" style:writing-mode="lr-tb"/>
      <style:text-properties officeooo:paragraph-rsid="00181f5d"/>
    </style:style>
    <style:style style:name="P5" style:family="paragraph" style:parent-style-name="пз_20_текст" style:list-style-name="WWNum1">
      <style:paragraph-properties fo:margin-top="0in" fo:margin-bottom="0in" style:contextual-spacing="false" fo:line-height="150%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пз_20_текст" style:list-style-name="WWNum1">
      <style:paragraph-properties fo:margin-top="0in" fo:margin-bottom="0in" style:contextual-spacing="false" fo:line-height="150%" fo:hyphenation-ladder-count="no-limit" style:writing-mode="lr-tb"/>
      <style:text-properties officeooo:paragraph-rsid="00181f5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6pt" style:font-size-asian="16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language="en" fo:country="US"/>
    </style:style>
    <style:style style:name="T4" style:family="text">
      <style:text-properties style:font-name="Liberation Serif" fo:font-size="16pt" style:font-size-asian="16pt"/>
    </style:style>
    <style:style style:name="T5" style:family="text">
      <style:text-properties style:font-name="Liberation Serif" fo:font-size="16pt" fo:language="en" fo:country="US" style:font-size-asian="16pt"/>
    </style:style>
    <style:style style:name="T6" style:family="text">
      <style:text-properties style:font-name="Liberation Serif" officeooo:rsid="001982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 text:is-list-header="true"><text:bookmark-start text:name="_Toc187267420"/><text:span text:style-name="T1">СПИСОК ИСПОЛЬЗОВАННЫХ ИСТОЧНИКОВ</text:span></text:h>
      <text:list text:style-name="WWNum1">
        <text:list-item>
          <text:p text:style-name="P6" loext:marker-style-name="T2"><text:span text:style-name="T2">Leetcode платформа с задачами [Электронный ресурс], <text:line-break/>URL: https://leetcode.com/ (дата обращения: 14.12.2024).</text:span></text:p>
        </text:list-item>
        <text:list-item>
          <text:p text:style-name="P6" loext:marker-style-name="T2"><text:span text:style-name="T2">Информатикс Олимпиадное программирование [Электронный ресурс], <text:line-break/>URL: https://informatics.msk.ru/ (дата обращения: 14.12.2024).</text:span></text:p>
        </text:list-item>
        <text:list-item>
          <text:p text:style-name="P6" loext:marker-style-name="T2"><text:span text:style-name="T2">Codewars Обучение программированию [Электронный ресурс],<text:line-break/>URL: https://www.codewars.com/dashboard (дата обращения: 14.12.2024).</text:span></text:p>
        </text:list-item>
        <text:list-item>
          <text:p text:style-name="P2" loext:marker-style-name="T3"><text:span text:style-name="T3">HackerRank</text:span><text:span text:style-name="T2"> Онлайн тесты по программированию [Электронный ресурс], URL: https://www.hackerrank.com/ (дата обращения: 14.12.2024).</text:span></text:p>
        </text:list-item>
        <text:list-item>
          <text:p text:style-name="P2" loext:marker-style-name="T2"><text:span text:style-name="T2">Модульное тестирование [Электронный ресурс], URL: https://ru.wikipedia.org/wiki/Модульное_тестирование (дата обращения: 14.12.2024).</text:span></text:p>
        </text:list-item>
        <text:list-item>
          <text:p text:style-name="P2" loext:marker-style-name="T2"><text:span text:style-name="T2">Стандартные потоки [Электронный ресурс], URL: https://ru.wikipedia.org/wiki/Стандартные_потоки (дата обращения: 14.12.2024).</text:span></text:p>
        </text:list-item>
        <text:list-item>
          <text:p text:style-name="P2" loext:marker-style-name="T2"><text:span text:style-name="T2">Статья с описанием контейнеризации для проведения международной олимпиады по информатике A New Contest Sandbox 2012 Vilnius University [Электронный ресурс], URL: https://ioinformatics.org/journal/INFOL094.pdf (дата обращения: 14.12.2024).</text:span></text:p>
        </text:list-item>
        <text:list-item>
          <text:p text:style-name="P2" loext:marker-style-name="T2"><text:span text:style-name="T2">Статья с описанием безопасности механизма оценки решений на международной олимпиаде по информатике Security of Grading Systems 2021 IOI, Vilnius University [Электронный ресурс], URL: https://ioinformatics.org/journal/v15_2021_37_52.pdf (дата обращения: 14.12.2024).</text:span></text:p>
        </text:list-item>
        <text:list-item>
          <text:p text:style-name="P2" loext:marker-style-name="T2"><text:span text:style-name="T2">Найджел</text:span><text:span text:style-name="T3"> </text:span><text:span text:style-name="T2">Поултон</text:span><text:span text:style-name="T3">. Docker Deep Dive Zero to Docker in a single book 2020.</text:span></text:p>
        </text:list-item>
        <text:list-item>
          <text:p text:style-name="P3" loext:marker-style-name="T2"><text:bookmark-end text:name="_Toc187267420"/><text:span text:style-name="T2">Документация </text:span><text:span text:style-name="T3">Docker</text:span><text:span text:style-name="T2">. </text:span><text:span text:style-name="T6">[</text:span><text:span text:style-name="T2">Электронный ресурс</text:span><text:span text:style-name="T6">],</text:span><text:span text:style-name="T2"> </text:span><text:span text:style-name="T3">URL</text:span><text:span text:style-name="T2">: </text:span><text:span text:style-name="T3">https</text:span><text:span text:style-name="T2">://</text:span><text:span text:style-name="T3">docs</text:span><text:span text:style-name="T2">.</text:span><text:span text:style-name="T3">docker</text:span><text:span text:style-name="T2">.</text:span><text:span text:style-name="T3">com</text:span><text:span text:style-name="T2">/</text:span><text:span text:style-name="T3">engine</text:span><text:span text:style-name="T2"> (дата обращения: 14.12.2024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OST type A" svg:font-family="'GOST type A'" style:font-family-generic="roman" style:font-pitch="variable"/>
    <style:font-face style:name="Journal" svg:font-family="Journal" style:font-family-generic="roman" style:font-pitch="variable"/>
    <style:font-face style:name="Journal1" svg:font-family="Journ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пз_20_текст" style:display-name="пз текст" style:family="paragraph" style:parent-style-name="Standard">
      <style:paragraph-properties fo:margin-top="0.139in" fo:margin-bottom="0.111in" style:contextual-spacing="false" fo:line-height="150%" fo:text-align="justify" style:justify-single-word="false" fo:orphans="2" fo:widows="2" fo:text-indent="0.4925in" style:auto-text-indent="false"/>
      <style:text-properties fo:color="#000000" loext:opacity="100%" fo:font-size="14pt" style:text-underline-style="none" style:font-name-asian="Arial Unicode MS" style:font-family-asian="'Arial Unicode MS'" style:font-family-generic-asian="system" style:font-pitch-asian="variable" style:font-size-asian="14pt" style:language-asian="ru" style:country-asian="RU" style:font-size-complex="14pt" style:font-weight-complex="bold"/>
    </style:style>
    <style:style style:name="ДИПЗАГ" style:family="paragraph" style:parent-style-name="Heading_20_1">
      <style:paragraph-properties fo:margin-left="0.4925in" fo:margin-top="0in" fo:margin-bottom="0.139in" style:contextual-spacing="false" fo:line-height="150%" fo:keep-together="always" fo:orphans="2" fo:widows="2" fo:keep-with-next="always"/>
      <style:text-properties style:use-window-font-color="true" loext:opacity="0%" style:font-name="Times New Roman" fo:font-family="'Times New Roman'" style:font-family-generic="swiss" style:font-pitch="variable" fo:font-size="14pt" fo:font-weight="bold" style:font-name-asian="0" style:font-family-asian="0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ВАЖНО" style:family="paragraph" style:parent-style-name="Standard">
      <style:paragraph-properties fo:line-height="150%" fo:text-align="justify" style:justify-single-word="false" fo:orphans="2" fo:widows="2"/>
      <style:text-properties fo:font-size="14pt" style:font-name-asian="Calibri1" style:font-family-asian="Calibri" style:font-family-generic-asian="system" style:font-pitch-asian="variable" style:font-size-asian="14pt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29:35.223427649</meta:creation-date>
    <dc:date>2025-01-17T15:31:03.851913526</dc:date>
    <meta:editing-duration>PT1M28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47" meta:character-count="1480" meta:non-whitespace-character-count="1352"/>
  </office:meta>
</office:document-meta>
</file>